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bbdd" officeooo:paragraph-rsid="0004bbdd"/>
    </style:style>
    <style:style style:name="P2" style:family="paragraph" style:parent-style-name="Standard" style:list-style-name="L1">
      <style:text-properties officeooo:rsid="0004bbdd" officeooo:paragraph-rsid="0004bbdd"/>
    </style:style>
    <style:style style:name="P3" style:family="paragraph" style:parent-style-name="Standard" style:list-style-name="L1">
      <style:text-properties officeooo:rsid="0004bbdd" officeooo:paragraph-rsid="00064329"/>
    </style:style>
    <style:style style:name="P4" style:family="paragraph" style:parent-style-name="Standard" style:list-style-name="L1">
      <style:text-properties officeooo:rsid="00064329" officeooo:paragraph-rsid="00064329"/>
    </style:style>
    <style:style style:name="P5" style:family="paragraph" style:parent-style-name="Standard">
      <style:text-properties officeooo:rsid="0006e42d" officeooo:paragraph-rsid="0006e42d"/>
    </style:style>
    <style:style style:name="P6" style:family="paragraph" style:parent-style-name="Standard">
      <style:text-properties officeooo:rsid="0006f6b3" officeooo:paragraph-rsid="0006f6b3"/>
    </style:style>
    <style:style style:name="P7" style:family="paragraph" style:parent-style-name="Standard">
      <style:paragraph-properties fo:break-before="page"/>
      <style:text-properties officeooo:rsid="0006f6b3" officeooo:paragraph-rsid="0006f6b3"/>
    </style:style>
    <style:style style:name="P8" style:family="paragraph" style:parent-style-name="Standard" style:list-style-name="L2">
      <style:text-properties officeooo:rsid="0006f6b3" officeooo:paragraph-rsid="0006f6b3"/>
    </style:style>
    <style:style style:name="P9" style:family="paragraph" style:parent-style-name="Standard" style:list-style-name="L3">
      <style:text-properties officeooo:rsid="0006f6b3" officeooo:paragraph-rsid="0006f6b3"/>
    </style:style>
    <style:style style:name="P10" style:family="paragraph" style:parent-style-name="Standard" style:list-style-name="L3">
      <style:text-properties style:text-underline-style="solid" style:text-underline-width="auto" style:text-underline-color="font-color" officeooo:rsid="0006f6b3" officeooo:paragraph-rsid="0006f6b3"/>
    </style:style>
    <style:style style:name="P11" style:family="paragraph" style:parent-style-name="Standard" style:list-style-name="L3">
      <style:text-properties style:text-underline-style="solid" style:text-underline-width="auto" style:text-underline-color="font-color" officeooo:rsid="00076292" officeooo:paragraph-rsid="00076292"/>
    </style:style>
    <style:style style:name="P12" style:family="paragraph" style:parent-style-name="Standard">
      <style:text-properties style:text-underline-style="solid" style:text-underline-width="auto" style:text-underline-color="font-color" officeooo:rsid="0007bc90" officeooo:paragraph-rsid="0007bc90"/>
    </style:style>
    <style:style style:name="P13" style:family="paragraph" style:parent-style-name="Standard">
      <style:text-properties style:text-underline-style="solid" style:text-underline-width="auto" style:text-underline-color="font-color" officeooo:rsid="00089b54" officeooo:paragraph-rsid="00089b54"/>
    </style:style>
    <style:style style:name="P14" style:family="paragraph" style:parent-style-name="Standard" style:list-style-name="L3">
      <style:paragraph-properties fo:break-before="page"/>
      <style:text-properties style:text-underline-style="none" officeooo:rsid="0006f6b3" officeooo:paragraph-rsid="0006f6b3"/>
    </style:style>
    <style:style style:name="P15" style:family="paragraph" style:parent-style-name="Standard" style:list-style-name="">
      <style:text-properties style:text-underline-style="none" officeooo:rsid="0006f6b3" officeooo:paragraph-rsid="0006f6b3"/>
    </style:style>
    <style:style style:name="P16" style:family="paragraph" style:parent-style-name="Standard" style:list-style-name="L3">
      <style:text-properties style:text-underline-style="none" officeooo:rsid="00076292" officeooo:paragraph-rsid="00076292"/>
    </style:style>
    <style:style style:name="P17" style:family="paragraph" style:parent-style-name="Standard">
      <style:text-properties style:text-underline-style="none" officeooo:rsid="00089b54" officeooo:paragraph-rsid="00089b54"/>
    </style:style>
    <style:style style:name="P18" style:family="paragraph" style:parent-style-name="Standard" style:list-style-name="L7">
      <style:text-properties style:text-underline-style="none" officeooo:rsid="00089b54" officeooo:paragraph-rsid="00089b54"/>
    </style:style>
    <style:style style:name="P19" style:family="paragraph" style:parent-style-name="Standard" style:list-style-name="L8">
      <style:text-properties style:text-underline-style="none" officeooo:rsid="00089b54" officeooo:paragraph-rsid="00089b54"/>
    </style:style>
    <style:style style:name="P20" style:family="paragraph" style:parent-style-name="Standard" style:list-style-name="L3">
      <style:text-properties officeooo:rsid="00076292" officeooo:paragraph-rsid="00076292"/>
    </style:style>
    <style:style style:name="P21" style:family="paragraph" style:parent-style-name="Standard">
      <style:text-properties officeooo:rsid="0007bc90" officeooo:paragraph-rsid="0007bc90"/>
    </style:style>
    <style:style style:name="P22" style:family="paragraph" style:parent-style-name="Standard" style:list-style-name="L4">
      <style:text-properties officeooo:rsid="0007bc90" officeooo:paragraph-rsid="0007bc90"/>
    </style:style>
    <style:style style:name="P23" style:family="paragraph" style:parent-style-name="Standard" style:list-style-name="L5">
      <style:text-properties officeooo:rsid="0007bc90" officeooo:paragraph-rsid="00089b54"/>
    </style:style>
    <style:style style:name="P24" style:family="paragraph" style:parent-style-name="Standard" style:list-style-name="L6">
      <style:text-properties officeooo:rsid="0007bc90" officeooo:paragraph-rsid="0007bc90"/>
    </style:style>
    <style:style style:name="P25" style:family="paragraph" style:parent-style-name="Standard">
      <style:text-properties officeooo:rsid="0007bc90" officeooo:paragraph-rsid="00089b5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89b54"/>
    </style:style>
    <style:style style:name="T5" style:family="text">
      <style:text-properties style:text-underline-style="none"/>
    </style:style>
    <style:style style:name="T6" style:family="text">
      <style:text-properties officeooo:rsid="0007bc9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 4 – 08-02-23</text:p>
      <text:p text:style-name="P1"/>
      <text:p text:style-name="P5">ENERGIE</text:p>
      <text:p text:style-name="P1"/>
      <text:p text:style-name="P1">2050 → Nouvel horizon pour les politiques énergétiques</text:p>
      <text:list xml:id="list859869398" text:style-name="L1">
        <text:list-item>
          <text:p text:style-name="P2">Réduire l’émission des gaz à effets de serre (issues des énergies fossiles)</text:p>
          <text:list>
            <text:list-item>
              <text:p text:style-name="P2">(baisse pendant la crise de 2008)</text:p>
            </text:list-item>
            <text:list-item>
              <text:p text:style-name="P2">(baisse constante depuis 2012 → fukushima)</text:p>
            </text:list-item>
            <text:list-item>
              <text:p text:style-name="P2">Baisse d’environ 15 % dans les 10 dernières années</text:p>
            </text:list-item>
          </text:list>
        </text:list-item>
        <text:list-item>
          <text:p text:style-name="P2">Pour atteindre cette objectif</text:p>
          <text:list>
            <text:list-item>
              <text:p text:style-name="P2">relance du nucléaire</text:p>
            </text:list-item>
            <text:list-item>
              <text:p text:style-name="P2">expansion des énergies renouvelables (env 50-60 % d’utilisation d’ici 2050)</text:p>
            </text:list-item>
            <text:list-item>
              <text:p text:style-name="P2">technologies hydrogène (env 10 % d’utilisation d’ici 2050)</text:p>
            </text:list-item>
            <text:list-item>
              <text:p text:style-name="P2">recyclage du carbone dans les centrales thermiques</text:p>
              <text:list>
                <text:list-item>
                  <text:p text:style-name="P2">→ Systèmes de captation du CO2 émis pour le stocker et le réutiliser</text:p>
                  <text:p text:style-name="P2"/>
                </text:list-item>
              </text:list>
            </text:list-item>
          </text:list>
        </text:list-item>
        <text:list-item>
          <text:p text:style-name="P2">Conso actuelle</text:p>
          <text:list>
            <text:list-item>
              <text:p text:style-name="P2">env 72 % thermique</text:p>
            </text:list-item>
            <text:list-item>
              <text:p text:style-name="P2">env 9 % nucléaire</text:p>
            </text:list-item>
            <text:list-item>
              <text:p text:style-name="P2">env 19 % d’énergies renouvelables</text:p>
              <text:list>
                <text:list-item>
                  <text:p text:style-name="P2">photovoltaïque : 7,6 % en 2019, en hausse constante depuis 2012 </text:p>
                  <text:list>
                    <text:list-item>
                      <text:p text:style-name="P2">(env +1,5/2 % par an)</text:p>
                    </text:list-item>
                  </text:list>
                </text:list-item>
                <text:list-item>
                  <text:p text:style-name="P2">hydrogène mis en avant depuis les JO </text:p>
                  <text:list>
                    <text:list-item>
                      <text:p text:style-name="P2">village olympique entièrement alimenté par H</text:p>
                    </text:list-item>
                    <text:list-item>
                      <text:p text:style-name="P2">→ atteindre env 800k véhicules à hydrogène d’ici 2030</text:p>
                    </text:list-item>
                    <text:list-item>
                      <text:p text:style-name="P3">-- existe à l’état naturel mais : </text:p>
                      <text:list>
                        <text:list-item>
                          <text:p text:style-name="P3">compliqué à récup donc extrait de l’eau → demande de l’énergie</text:p>
                        </text:list-item>
                        <text:list-item>
                          <text:p text:style-name="P2">but : produire H « vert » : produit à partir d’énergie renouvelables</text:p>
                        </text:list-item>
                      </text:list>
                    </text:list-item>
                    <text:list-item>
                      <text:p text:style-name="P4">Transition compliquée : il faut que les consommateurs s’impliquent</text:p>
                    </text:list-item>
                  </text:list>
                </text:list-item>
              </text:list>
              <text:p text:style-name="P2"/>
            </text:list-item>
          </text:list>
        </text:list-item>
        <text:list-item>
          <text:p text:style-name="P2">conso d’énergie générale en baisse depuis 2010</text:p>
          <text:list>
            <text:list-item>
              <text:p text:style-name="P2">baisse globale de l’activité industrielle</text:p>
              <text:list>
                <text:list-item>
                  <text:p text:style-name="P2">entre autres à cause des délocalisations</text:p>
                </text:list-item>
                <text:list-item>
                  <text:p text:style-name="P2">de plus en plus de véhicules hybrides et électriques → de – en – de conso d’essence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6"/>
      <text:p text:style-name="P7">MOUVEMENTS SOCIAUX AU JAPON</text:p>
      <text:p text:style-name="P6"/>
      <text:list xml:id="list730642231" text:style-name="L2">
        <text:list-item>
          <text:p text:style-name="P8">Japonais peu impliqués dans la vie politique ?</text:p>
          <text:list>
            <text:list-item>
              <text:p text:style-name="P8">peu de manifestations</text:p>
            </text:list-item>
            <text:list-item>
              <text:p text:style-name="P8">semble assez apaisé dans les rapports entre patronats et syndicats</text:p>
              <text:list>
                <text:list-header>
                  <text:p text:style-name="P8"/>
                </text:list-header>
              </text:list>
            </text:list-item>
          </text:list>
        </text:list-item>
        <text:list-item>
          <text:p text:style-name="P8">Acceptation des évènements de 2011 ?</text:p>
          <text:list>
            <text:list-item>
              <text:p text:style-name="P8">mobilisations massives après fukushima</text:p>
            </text:list-item>
            <text:list-item>
              <text:p text:style-name="P8">peu de retransmission des manifestations</text:p>
              <text:list>
                <text:list-item>
                  <text:p text:style-name="P8">→ perception biaisée</text:p>
                  <text:p text:style-name="P8"/>
                </text:list-item>
              </text:list>
            </text:list-item>
          </text:list>
        </text:list-item>
        <text:list-item>
          <text:p text:style-name="P8">Mouvements sociaux de l’après-guerre méconnus</text:p>
          <text:list>
            <text:list-item>
              <text:p text:style-name="P8">années 60-70 → forts mouvements</text:p>
            </text:list-item>
            <text:list-item>
              <text:p text:style-name="P8">mouvements étudiants dans la fin des années 60 …</text:p>
              <text:p text:style-name="P8"/>
            </text:list-item>
          </text:list>
        </text:list-item>
      </text:list>
      <text:p text:style-name="P6">Société civile depuis l’après guerre</text:p>
      <text:list xml:id="list3059588673" text:style-name="L3">
        <text:list-item>
          <text:p text:style-name="P9">Société civile = </text:p>
          <text:list>
            <text:list-item>
              <text:p text:style-name="P9">pas de but lucratif</text:p>
            </text:list-item>
            <text:list-item>
              <text:p text:style-name="P9">pas de but politique ?</text:p>
              <text:p text:style-name="P9"/>
            </text:list-item>
          </text:list>
        </text:list-item>
        <text:list-item>
          <text:p text:style-name="P9">Après guerre</text:p>
          <text:list>
            <text:list-item>
              <text:p text:style-name="P9">Autorités d’occupation lance des réformes</text:p>
              <text:list>
                <text:list-item>
                  <text:p text:style-name="P9">Renaissance des syndicats (loi en 45)</text:p>
                  <text:list>
                    <text:list-item>
                      <text:p text:style-name="P9">droit à libre association</text:p>
                    </text:list-item>
                    <text:list-item>
                      <text:p text:style-name="P9">droit de grève</text:p>
                    </text:list-item>
                    <text:list-item>
                      <text:p text:style-name="P9">…</text:p>
                      <text:list>
                        <text:list-item>
                          <text:p text:style-name="P9">(1<text:span text:style-name="T1">er</text:span> mai 1946 : journée internationale des travailleurs)</text:p>
                        </text:list-item>
                        <text:list-item>
                          <text:p text:style-name="P9">(env 1M de personnes descendent dans les rues pour célébrer)</text:p>
                        </text:list-item>
                        <text:list-item>
                          <text:p text:style-name="P9">(quelques années après (1952) → heurts avec la police : bloody mayday)</text:p>
                          <text:p text:style-name="P9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2 grands syndicats - confédérations (env 700k – 1M de pers respectivement)</text:p>
              <text:list>
                <text:list-item>
                  <text:list>
                    <text:list-item>
                      <text:p text:style-name="P9"><text:span text:style-name="T3">Soodoomei</text:span> = proche du parti socialise</text:p>
                    </text:list-item>
                    <text:list-item>
                      <text:p text:style-name="P9"><text:span text:style-name="T3">Sanmetsukaigi</text:span> (betsu?) = proche du parti communiste</text:p>
                      <text:list>
                        <text:list-item>
                          <text:p text:style-name="P9">ne comporte plus de 13k membres (suite au mouvements de répression)</text:p>
                        </text:list-item>
                      </text:list>
                    </text:list-item>
                  </text:list>
                </text:list-item>
                <text:list-item>
                  <text:p text:style-name="P9">Purges rouges assez sévères → communisme mal vu</text:p>
                  <text:list>
                    <text:list-item>
                      <text:p text:style-name="P9">Attentats attribués à des militants communiste afin de lancer des campagnes de répression …</text:p>
                      <text:list>
                        <text:list-item>
                          <text:p text:style-name="P9">Syndicats dissous, leaders de partis arrêtés, licenciements…</text:p>
                          <text:p text:style-name="P9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Années 50 : émergence d’une autre confédération de syndicats (env 4M de membres)</text:p>
              <text:list>
                <text:list-item>
                  <text:p text:style-name="P9">Ligne conciliante qui cherche les compromis</text:p>
                  <text:list>
                    <text:list-item>
                      <text:p text:style-name="P9">Discussions avec les patronats </text:p>
                    </text:list-item>
                    <text:list-item>
                      <text:p text:style-name="P9">réunions pour trouver des entre-deux</text:p>
                    </text:list-item>
                  </text:list>
                </text:list-item>
                <text:list-item>
                  <text:p text:style-name="P9"><text:span text:style-name="T3">souhyou</text:span> = + radical</text:p>
                  <text:list>
                    <text:list-item>
                      <text:p text:style-name="P9">populaire dans l’opinion publique</text:p>
                    </text:list-item>
                  </text:list>
                </text:list-item>
                <text:list-item>
                  <text:p text:style-name="P10">doomei</text:p>
                  <text:p text:style-name="P10"/>
                </text:list-item>
                <text:list-item>
                  <text:p text:style-name="P11">Syndicats étudiants<text:span text:style-name="T5"> (« nouvelle gauche »)</text:span></text:p>
                  <text:list>
                    <text:list-item>
                      <text:p text:style-name="P16">prennent leurs distance avec le parti communiste</text:p>
                    </text:list-item>
                  </text:list>
                  <text:p text:style-name="P10"/>
                </text:list-item>
              </text:list>
            </text:list-item>
          </text:list>
        </text:list-item>
      </text:list>
      <text:p text:style-name="P15"/>
      <text:list xml:id="list152005521884987" text:continue-numbering="true" text:style-name="L3">
        <text:list-item>
          <text:list>
            <text:list-item>
              <text:p text:style-name="P14">Années 60</text:p>
              <text:list>
                <text:list-item>
                  <text:p text:style-name="P16">1960 : manifestation syndicale contre le renouvellement du traité de sécurité nippo-américain</text:p>
                  <text:list>
                    <text:list-item>
                      <text:p text:style-name="P16">largement soutenu par les syndicats féministes et étudiants</text:p>
                    </text:list-item>
                    <text:list-item>
                      <text:p text:style-name="P16">beaucoup de grèves</text:p>
                    </text:list-item>
                    <text:list-item>
                      <text:p text:style-name="P16">le gouvernement fait pourtant passer ce traité de force </text:p>
                    </text:list-item>
                  </text:list>
                </text:list-item>
                <text:list-item>
                  <text:p text:style-name="P16">1965 : mouvement contre la guerre au vietnam</text:p>
                  <text:list>
                    <text:list-item>
                      <text:p text:style-name="P16">fortement soutenu par les étudiants</text:p>
                    </text:list-item>
                    <text:list-item>
                      <text:p text:style-name="P16">1967 : l’ensemble des universités du pays ont rejoint le mouv</text:p>
                    </text:list-item>
                    <text:list-item>
                      <text:p text:style-name="P16">1968 : occupation de l’université de Tokyo (cf. diapo)</text:p>
                      <text:list>
                        <text:list-item>
                          <text:p text:style-name="P16">siège de l’auditorium Yasuda par la police</text:p>
                        </text:list-item>
                        <text:list-item>
                          <text:p text:style-name="P16">émeutes importantes dans la rue (ex Shijuku) </text:p>
                        </text:list-item>
                      </text:list>
                    </text:list-item>
                  </text:list>
                </text:list-item>
              </text:list>
              <text:p text:style-name="P9"/>
            </text:list-item>
            <text:list-item>
              <text:p text:style-name="P9">Années 70</text:p>
              <text:list>
                <text:list-item>
                  <text:p text:style-name="P9">Souhyou devient incapable d’imposer certains droit</text:p>
                </text:list-item>
                <text:list-item>
                  <text:p text:style-name="P20">Associations des droits des femmes : lutte contre l’IVG</text:p>
                </text:list-item>
                <text:list-item>
                  <text:p text:style-name="P20">Syndicat étudiant radicalisé et armé (<text:span text:style-name="T3">l’armée rouge</text:span>) ------ (Film «united red army»)</text:p>
                  <text:list>
                    <text:list-item>
                      <text:p text:style-name="P20">mouvements violents ….</text:p>
                    </text:list-item>
                    <text:list-item>
                      <text:p text:style-name="P20">prise d’otage chalet de Hasama en 1972</text:p>
                    </text:list-item>
                    <text:list-item>
                      <text:p text:style-name="P20">plusieurs coups d’éclats</text:p>
                    </text:list-item>
                    <text:list-item>
                      <text:p text:style-name="P20">→ leader du mouvement arrêtée seulement en 2000</text:p>
                      <text:p text:style-name="P20"/>
                    </text:list-item>
                  </text:list>
                </text:list-item>
                <text:list-item>
                  <text:p text:style-name="P20"><text:span text:style-name="T6">L</text:span>es mouvements <text:span text:style-name="T6">violents</text:span> ont causé la baisse des mouvements sociaux dans les rues par la suite</text:p>
                  <text:p text:style-name="P20"/>
                </text:list-item>
              </text:list>
            </text:list-item>
            <text:list-item>
              <text:p text:style-name="P9">Années 80</text:p>
              <text:list>
                <text:list-item>
                  <text:p text:style-name="P9">Opinions publiques deviennent hostiles envers ce syndicat</text:p>
                </text:list-item>
              </text:list>
            </text:list-item>
          </text:list>
        </text:list-item>
      </text:list>
      <text:p text:style-name="P6"/>
      <text:p text:style-name="P6"/>
      <text:list xml:id="list152006116340927" text:continue-numbering="true" text:style-name="L3">
        <text:list-item>
          <text:list>
            <text:list-item>
              <text:p text:style-name="P9">Aujourd’hui : Engo (env 8M) = regroupe tous ces anciens mouvements</text:p>
              <text:list>
                <text:list-item>
                  <text:p text:style-name="P9">taux de syndicalisation entre 15-20 %</text:p>
                  <text:list>
                    <text:list-item>
                      <text:p text:style-name="P9">(vs env 10 % en france)</text:p>
                    </text:list-item>
                  </text:list>
                </text:list-item>
                <text:list-item>
                  <text:p text:style-name="P9">JA (voir cours agriculture s3)  = syndicat de l’agriculture</text:p>
                  <text:list>
                    <text:list-item>
                      <text:p text:style-name="P9">env 4M de personnes à lui seul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12">Volontariat / bénévolat:</text:p>
      <text:list xml:id="list1274064668" text:style-name="L4">
        <text:list-item>
          <text:p text:style-name="P22">prend son essor après le tremblement de terre de Kobe et l’attaque au gaz dans les métros de Tokyo (1995)</text:p>
          <text:p text:style-name="P22"/>
        </text:list-item>
        <text:list-item>
          <text:p text:style-name="P22">2008 : Crise des subprimes → beaucoup de volontaires dans la rue pour distribuer des repas</text:p>
        </text:list-item>
        <text:list-item>
          <text:p text:style-name="P22">2016 : enquête du ministère des affaires intérieures: </text:p>
          <text:list>
            <text:list-item>
              <text:p text:style-name="P22">env 26 % des personnes annoncent avoir participer à une action de volontariat dans l’année</text:p>
            </text:list-item>
            <text:list-item>
              <text:p text:style-name="P22"/>
            </text:list-item>
          </text:list>
        </text:list-item>
        <text:list-item>
          <text:p text:style-name="P22">Niveau d’engagement élevé</text:p>
          <text:list>
            <text:list-item>
              <text:p text:style-name="P22">positions relativement conservatrices → pas vraiment de recherche de réformes</text:p>
            </text:list-item>
          </text:list>
        </text:list-item>
      </text:list>
      <text:p text:style-name="P21"/>
      <text:p text:style-name="P21"/>
      <text:p text:style-name="P12">ONG et organisations à but non lucratifs</text:p>
      <text:list text:style-name="L6">
        <text:list-item>
          <text:p text:style-name="P24">en hausse depuis les années 2000 (10k en 2002)</text:p>
        </text:list-item>
      </text:list>
      <text:list text:style-name="L5">
        <text:list-item>
          <text:p text:style-name="P23">environ 50k recensées en 2019</text:p>
        </text:list-item>
      </text:list>
      <text:p text:style-name="P25"><text:soft-page-break/><text:span text:style-name="T4">Mouvements citoyens</text:span></text:p>
      <text:list text:style-name="L8">
        <text:list-item>
          <text:p text:style-name="P19">deux grands types</text:p>
          <text:list>
            <text:list-item>
              <text:p text:style-name="P19">associations de quartiers / de voisinage</text:p>
              <text:list>
                <text:list-item>
                  <text:p text:style-name="P19">se réunissent pour luter contre des projets d’urbanisme, l’entretien de la voie publique …</text:p>
                </text:list-item>
                <text:list-item>
                  <text:p text:style-name="P19">beaucoup de consultations entre ces mouvements et les autorités locales</text:p>
                </text:list-item>
              </text:list>
            </text:list-item>
            <text:list-item>
              <text:p text:style-name="P19">… ?</text:p>
            </text:list-item>
          </text:list>
        </text:list-item>
      </text:list>
      <text:p text:style-name="P13"/>
      <text:list xml:id="list10814107" text:style-name="L7">
        <text:list-item>
          <text:p text:style-name="P18">Société pour la protection de l’article 9 de la Constitution</text:p>
          <text:list>
            <text:list-item>
              <text:p text:style-name="P18">art.9 : japon renonce à l’usage des armes pour résoudre les conflits</text:p>
            </text:list-item>
            <text:list-item>
              <text:p text:style-name="P18">reste relativement confidentielle mais légèrement connue de par des intellectuels/prix Nobel</text:p>
            </text:list-item>
          </text:list>
        </text:list-item>
        <text:list-item>
          <text:p text:style-name="P18">La plupart sont à un niveau beaucoup plus locaux</text:p>
          <text:list>
            <text:list-item>
              <text:p text:style-name="P18">1956 : manifestation contre la pollution dues aux usines chimique de Chiyo ? (pas sûr, cf. diapo)</text:p>
            </text:list-item>
            <text:list-item>
              <text:p text:style-name="P18">1966-1978 : manifestation des agriculteurs contre la construction de l’aéroport international de Narita</text:p>
            </text:list-item>
            <text:list-item>
              <text:p text:style-name="P18">→ maintenant beaucoup plus de consultation avec les syndicats locaux en amont</text:p>
            </text:list-item>
          </text:list>
        </text:list-item>
      </text:list>
      <text:p text:style-name="P17"/>
      <text:list xml:id="list152006269329854" text:continue-numbering="true" text:style-name="L7">
        <text:list-item>
          <text:p text:style-name="P18">Depuis les années 2000 environ</text:p>
          <text:list>
            <text:list-item>
              <text:p text:style-name="P18">de + en + de mobilisation dans les rues</text:p>
              <text:list>
                <text:list-item>
                  <text:p text:style-name="P18">(ex : 1995 : manifestation contre la présence militaire à Okinawa)</text:p>
                </text:list-item>
                <text:list-item>
                  <text:p text:style-name="P18">( → problème du viol commis par un GI américain en ????)</text:p>
                  <text:p text:style-name="P18"/>
                </text:list-item>
                <text:list-item>
                  <text:p text:style-name="P18">2004 : manifestation contre l’envoi de soldats japonais en Irak</text:p>
                  <text:p text:style-name="P18"/>
                </text:list-item>
                <text:list-item>
                  <text:p text:style-name="P18">depuis 2011 : manifestations antinucléaires</text:p>
                  <text:p text:style-name="P18"/>
                </text:list-item>
                <text:list-item>
                  <text:p text:style-name="P18">2015 : manifestations contre la loi d’autodéfense collective</text:p>
                  <text:list>
                    <text:list-item>
                      <text:p text:style-name="P18">loi autorisant aux force d’autodéfense à intervenir pour aider ses alliés</text:p>
                    </text:list-item>
                  </text:list>
                </text:list-item>
              </text:list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8T15:18:41.369000000</dc:date>
    <meta:editing-duration>PT1H11M51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147" meta:word-count="1082" meta:character-count="6062" meta:non-whitespace-character-count="5234"/>
  </office:meta>
</office:document-meta>
</file>